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Times New Roman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left="0cm" fo:margin-right="0cm" fo:text-align="center" style:justify-single-word="false" fo:orphans="2" fo:widows="2" fo:hyphenation-ladder-count="no-limit" fo:text-indent="1cm" style:auto-text-indent="false" style:shadow="none"/>
      <style:text-properties fo:hyphenate="true" fo:hyphenation-remain-char-count="2" fo:hyphenation-push-char-count="2"/>
    </style:style>
    <style:style style:name="P3" style:family="paragraph" style:parent-style-name="Text_20_body">
      <style:paragraph-properties fo:margin-left="0cm" fo:margin-right="0cm" fo:text-align="center" style:justify-single-word="false" fo:orphans="2" fo:widows="2" fo:hyphenation-ladder-count="no-limit" fo:text-indent="1cm" style:auto-text-indent="false" style:shadow="none"/>
      <style:text-properties fo:font-size="16pt" fo:font-weight="bold" style:font-size-asian="16pt" style:font-weight-asian="bold" style:font-size-complex="16pt" style:font-weight-complex="bold" fo:hyphenate="true" fo:hyphenation-remain-char-count="2" fo:hyphenation-push-char-count="2"/>
    </style:style>
    <style:style style:name="P4" style:family="paragraph" style:parent-style-name="Text_20_body">
      <style:paragraph-properties fo:margin-left="0cm" fo:margin-right="0cm" fo:text-align="center" style:justify-single-word="false" fo:orphans="2" fo:widows="2" fo:hyphenation-ladder-count="no-limit" fo:text-indent="1cm" style:auto-text-indent="false" style:shadow="none"/>
      <style:text-properties fo:font-size="12pt" fo:font-weight="normal" style:font-size-asian="12pt" style:font-weight-asian="normal" style:font-size-complex="12pt" style:font-weight-complex="normal" fo:hyphenate="true" fo:hyphenation-remain-char-count="2" fo:hyphenation-push-char-count="2"/>
    </style:style>
    <style:style style:name="P5" style:family="paragraph" style:parent-style-name="Text_20_body">
      <style:paragraph-properties fo:margin-left="0cm" fo:margin-right="0cm" fo:orphans="2" fo:widows="2" fo:hyphenation-ladder-count="no-limit" fo:text-indent="1cm" style:auto-text-indent="false" style:shadow="none"/>
      <style:text-properties fo:hyphenate="true" fo:hyphenation-remain-char-count="2" fo:hyphenation-push-char-count="2"/>
    </style:style>
    <style:style style:name="P6" style:family="paragraph" style:parent-style-name="Text_20_body">
      <style:paragraph-properties fo:margin-left="0cm" fo:margin-right="0cm" fo:orphans="2" fo:widows="2" fo:hyphenation-ladder-count="no-limit" fo:text-indent="1cm" style:auto-text-indent="false" style:shadow="none"/>
      <style:text-properties fo:hyphenate="true" fo:hyphenation-remain-char-count="2" fo:hyphenation-push-char-count="2"/>
    </style:style>
    <style:style style:name="P7" style:family="paragraph" style:parent-style-name="Text_20_body">
      <style:paragraph-properties fo:margin-left="0cm" fo:margin-right="0cm" fo:text-align="justify" style:justify-single-word="false" fo:orphans="2" fo:widows="2" fo:hyphenation-ladder-count="no-limit" fo:text-indent="1cm" style:auto-text-indent="false" style:shadow="none"/>
      <style:text-properties fo:hyphenate="true" fo:hyphenation-remain-char-count="2" fo:hyphenation-push-char-count="2"/>
    </style:style>
    <style:style style:name="P8" style:family="paragraph" style:parent-style-name="Text_20_body">
      <style:paragraph-properties fo:margin-left="0cm" fo:margin-right="0cm" fo:orphans="2" fo:widows="2" fo:hyphenation-ladder-count="no-limit" fo:text-indent="1cm" style:auto-text-indent="false" style:shadow="none"/>
      <style:text-properties fo:color="#000000" style:text-underline-style="none" fo:font-weight="normal" style:font-weight-asian="normal" style:font-weight-complex="normal" fo:hyphenate="true" fo:hyphenation-remain-char-count="2" fo:hyphenation-push-char-count="2"/>
    </style:style>
    <style:style style:name="P9" style:family="paragraph" style:parent-style-name="Text_20_body">
      <style:paragraph-properties fo:margin-left="0cm" fo:margin-right="0cm" fo:orphans="2" fo:widows="2" fo:hyphenation-ladder-count="no-limit" fo:text-indent="1cm" style:auto-text-indent="false" style:shadow="none"/>
      <style:text-properties fo:color="#000000" fo:hyphenate="true" fo:hyphenation-remain-char-count="2" fo:hyphenation-push-char-count="2"/>
    </style:style>
    <style:style style:name="P10" style:family="paragraph" style:parent-style-name="Text_20_body">
      <style:paragraph-properties fo:margin-left="0cm" fo:margin-right="0cm" style:line-height-at-least="0cm" fo:orphans="2" fo:widows="2" fo:hyphenation-ladder-count="no-limit" fo:text-indent="1cm" style:auto-text-indent="false" style:shadow="none"/>
      <style:text-properties fo:hyphenate="true" fo:hyphenation-remain-char-count="2" fo:hyphenation-push-char-count="2"/>
    </style:style>
    <style:style style:name="P11" style:family="paragraph" style:parent-style-name="Text_20_body">
      <style:paragraph-properties fo:margin-left="0cm" fo:margin-right="0cm" style:line-height-at-least="0cm" fo:orphans="2" fo:widows="2" fo:hyphenation-ladder-count="no-limit" fo:text-indent="1cm" style:auto-text-indent="false" style:shadow="none">
        <style:tab-stops/>
      </style:paragraph-properties>
      <style:text-properties fo:hyphenate="true" fo:hyphenation-remain-char-count="2" fo:hyphenation-push-char-count="2"/>
    </style:style>
    <style:style style:name="P12" style:family="paragraph" style:parent-style-name="Text_20_body" style:master-page-name="First_20_Page">
      <style:paragraph-properties fo:margin-left="0cm" fo:margin-right="0cm" fo:text-align="center" style:justify-single-word="false" fo:orphans="2" fo:widows="2" fo:hyphenation-ladder-count="no-limit" fo:text-indent="1cm" style:auto-text-indent="false" style:page-number="auto" style:shadow="none"/>
      <style:text-properties fo:font-size="16pt" fo:font-weight="bold" style:font-size-asian="16pt" style:font-weight-asian="bold" style:font-size-complex="16pt" style:font-weight-complex="bold" fo:hyphenate="true" fo:hyphenation-remain-char-count="2" fo:hyphenation-push-char-count="2"/>
    </style:style>
    <style:style style:name="P13" style:family="paragraph" style:parent-style-name="Text_20_body">
      <style:paragraph-properties fo:margin-left="10.268cm" fo:margin-right="0cm" fo:orphans="2" fo:widows="2" fo:hyphenation-ladder-count="no-limit" fo:text-indent="1cm" style:auto-text-indent="false" style:shadow="none"/>
      <style:text-properties fo:hyphenate="true" fo:hyphenation-remain-char-count="2" fo:hyphenation-push-char-count="2"/>
    </style:style>
    <style:style style:name="P14" style:family="paragraph" style:parent-style-name="Heading_20_2">
      <style:paragraph-properties fo:margin-left="0cm" fo:margin-right="0cm" fo:orphans="2" fo:widows="2" fo:hyphenation-ladder-count="no-limit" fo:text-indent="1cm" style:auto-text-indent="false" style:shadow="none"/>
      <style:text-properties fo:hyphenate="true" fo:hyphenation-remain-char-count="2" fo:hyphenation-push-char-count="2"/>
    </style:style>
    <style:style style:name="P15" style:family="paragraph" style:parent-style-name="Heading_20_1">
      <style:paragraph-properties fo:margin-left="0cm" fo:margin-right="0cm" fo:orphans="2" fo:widows="2" fo:hyphenation-ladder-count="no-limit" fo:text-indent="1cm" style:auto-text-indent="false" fo:break-before="page" style:shadow="none"/>
      <style:text-properties fo:hyphenate="true" fo:hyphenation-remain-char-count="2" fo:hyphenation-push-char-count="2"/>
    </style:style>
    <style:style style:name="P16" style:family="paragraph" style:parent-style-name="Heading_20_1">
      <style:paragraph-properties fo:margin-left="0cm" fo:margin-right="0cm" fo:orphans="2" fo:widows="2" fo:hyphenation-ladder-count="no-limit" fo:text-indent="1cm" style:auto-text-indent="false" style:shadow="none"/>
      <style:text-properties fo:hyphenate="true" fo:hyphenation-remain-char-count="2" fo:hyphenation-push-char-count="2"/>
    </style:style>
    <style:style style:name="P17" style:family="paragraph" style:parent-style-name="Heading_20_1" style:list-style-name="">
      <style:paragraph-properties fo:margin-left="0cm" fo:margin-right="0cm" fo:orphans="2" fo:widows="2" fo:hyphenation-ladder-count="no-limit" fo:text-indent="1cm" style:auto-text-indent="false" style:shadow="none"/>
      <style:text-properties fo:hyphenate="true" fo:hyphenation-remain-char-count="2" fo:hyphenation-push-char-count="2"/>
    </style:style>
    <style:style style:name="P1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font-name="Liberation Serif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Воронежский государственный архитектурно-строительный университет</text:h>
      <text:h text:style-name="P2" text:outline-level="1">Кафедра прикладной информатики и информационных систем</text:h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3" text:outline-level="1"/>
      <text:h text:style-name="P3" text:outline-level="1">Курсовой проект</text:h>
      <text:h text:style-name="P4" text:outline-level="1">по дисциплине «Теоретические основы информационных процессов»</text:h>
      <text:h text:style-name="P4" text:outline-level="1">на тему:</text:h>
      <text:h text:style-name="P3" text:outline-level="1">«Синтаксический разбор математических выражений»</text:h>
      <text:h text:style-name="P2" text:outline-level="1"/>
      <text:h text:style-name="P2" text:outline-level="1"/>
      <text:h text:style-name="P6" text:outline-level="1"/>
      <text:h text:style-name="P13" text:outline-level="1">Выполнил: магистрант гр. М305</text:h>
      <text:h text:style-name="P13" text:outline-level="1">Попов Сергей Александрович</text:h>
      <text:h text:style-name="P13" text:outline-level="1">Проверил: Сидоров А.С.</text:h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2" text:outline-level="1">Воронеж 2010</text:h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Оглавление1_Head">
            <text:p text:style-name="Contents_20_Heading"><text:soft-page-break/>Оглавление</text:p>
          </text:index-title>
          <text:p text:style-name="P18">Введение<text:tab/>3</text:p>
          <text:p text:style-name="P18">Лексический анализ <text:tab/>3</text:p>
          <text:p text:style-name="P18">Синтаксический анализ<text:tab/>4</text:p>
          <text:p text:style-name="P18">Заключение<text:tab/>5</text:p>
          <text:p text:style-name="P18">Приложение<text:tab/>6</text:p>
          <text:p text:style-name="P19">Листинг файла main.c:<text:tab/>6</text:p>
          <text:p text:style-name="P19">Листинг файла main.h:<text:tab/>6</text:p>
          <text:p text:style-name="P19">Листинг файла source.l:<text:tab/>6</text:p>
          <text:p text:style-name="P19">Листинг файла y.y:<text:tab/>10</text:p>
          <text:p text:style-name="P19">Листинг файла Makefile:<text:tab/>13</text:p>
        </text:index-body>
      </text:table-of-content>
      <text:h text:style-name="P6" text:outline-level="1"/>
      <text:h text:style-name="P15" text:outline-level="1">Введение</text:h>
      <text:p text:style-name="P5">Одной из основных и самых больших частей компиляторов и интерпретаторов современных языков программирования является синтаксический анализ исходных файлов. Анализатором производится разбор исходного кода программы сначала на лексемы, а затем на слова и словосочетания. Из полученных слов формируется дерево разбора. На этом работа анализатора заканчивается и в дело вступают другие модули компилятора. </text:p>
      <text:p text:style-name="P5">Порой бывает сложно представить, что анализаторы поддерживают весь невообразимо огромный синтаксис современных языков программирования, но это действительно так.</text:p>
      <text:p text:style-name="P5">Синтаксический анализ может применяться не только, как программы разбора исходного кода. С помощью него можно анализировать любые текстовые данные, использующие предварительно описанную нотацию. Это могут быть как различные общепринятые нотации (например, используемые в математике), так и конфигурационные файлы приложений (fetchmail).</text:p>
      <text:p text:style-name="P5">В данном проекте был реализован синтаксический разбор математических выражений. Была разработана нотация будущей программы, из которой с помощью связки программ Flex-Bison был сгенерирован анализатор.</text:p>
      <text:h text:style-name="P16" text:outline-level="1">Лексический анализ </text:h>
      <text:p text:style-name="P5"><text:span text:style-name="T1">Лексический анализ</text:span> — процесс аналитического разбора входной последовательности символов (например, такой как исходный код на одном из языков программирования) с целью получения на выходе последовательности символов, называемых «токенами» (подобно группировке букв в словах). При этом, группа символов входной последовательности, идентифицируемая на выходе процесса как токен, называется лексема, то есть в процессе лексического анализа производится распознавание и выделение лексем из входной последовательности символов.</text:p>
      <text:p text:style-name="P5">Как правило, лексический анализ производится с точки зрения определенного языка или набора языков. Язык, а точнее его грамматика, задает определенный набор лексем, которые могут встретиться на входе процесса.</text:p>
      <text:p text:style-name="P5">Традиционно принято организовывать процесс лексического анализа, рассматривая входную последовательность символов, как поток символов. При такой организации, процесс самостоятельно управляет выборкой отдельных символов из входного потока.</text:p>
      <text:p text:style-name="P7">Основная задача лексического анализа - разбить входной текст, состоящий из последовательности одиночных символов, на последовательность слов, или лексем, т.е. выделить эти слова из непрерывной последовательности символов. Все символы входной последовательности с этой точки зрения разделяются на символы, принадлежащие каким-либо лексемам, и символы, разделяющие лексемы (разделители). В некоторых случаях между лексемами может и не быть разделителей. С другой стороны, в некоторых языках лексемы могут содержать незначащие символы (пробел в Фортране). В С разделительное значение символов- разделителей может блокироваться ('' в конце строки внутри "..."). </text:p>
      <text:p text:style-name="P7">Обычно все лексемы делятся на классы. Примерами таких классов являются числа (целые, восьмеричные, шестнадцатеричные, действительные и т.д.), идентификаторы, строки. Отдельно выделяются ключевые слова и символы пунктуации (иногда их называют символы-ограничители). Как правило, ключевые слова - это некоторое конечное подмножество идентификаторов. В <text:soft-page-break/>некоторых языках (например, ПЛ/1) смысл лексемы может зависеть от ее контекста и невозможно провести лексический анализ в отрыве от синтаксического. </text:p>
      <text:p text:style-name="P7">С точки зрения дальнейших фаз анализа лексический анализатор выдает информацию двух сортов: для синтаксического анализатора, работающего вслед за лексическим, существенна информация о последовательности классов лексем, ограничителей и ключевых слов, а для контекстного анализа, работающего вслед за синтаксическим, важна информация о конкретных значениях отдельных лексем (идентификаторов, чисел и т.д.). Поэтому общая схема работы лексического анализатора такова. Сначала выделяем отдельную лексему (возможно, используя символы- разделители). Если выделенная лексема - ограничитель, то он (точнее, некоторый его признак) выдается как результат лексического анализа. Ключевые слова распознаются либо явным выделением непосредственно из текста, либо сначала выделяется идентификатор, а затем делается проверка на принадлежность его множеству ключевых слов. Если да, то выдается признак соответствующего ключевого слова, если нет - выдается признак идентификатора, а сам идентификатор сохраняется отдельно. Если выделенная лексема принадлежит какому-либо из других классов лексем (число, строка и т.д.), то выдается признак класса лексемы, а значение лексемы сохраняется. </text:p>
      <text:p text:style-name="P7">Лексический анализатор может работать или как самостоятельная фаза трансляции, или как подпрограмма, работающая по принципу "дай лексему". В первом случае выходом лексического анализатора является файл лексем, во втором лексема выдается при каждом обращении к лексическому анализатору (при этом, как правило, тип лексемы возвращается как значение функции "лексический анализатор", а значение передается через глобальную переменную). С точки зрения формирования значений лексем, принадлежащих классам лексем, лексический анализатор может либо просто выдавать значение каждой лексемы и в этом случае построение таблиц переносится на более поздние фазы, либо он может самостоятельно строить таблицы объектов (идентификаторов, строк, чисел и т.д.). В этом случае в качестве значения лексемы выдается указатель на вход в соответствующую таблицу. </text:p>
      <text:h text:style-name="P16" text:outline-level="1">Синтаксический анализ</text:h>
      <text:p text:style-name="P5"><text:span text:style-name="T1">Синтакси́ческий ана́лиз (па́рсинг)</text:span> — это процесс сопоставления линейной последовательности лексем (слов, токенов) языка с его формальной грамматикой. Результатом обычно является дерево разбора (синтаксическое дерево). Обычно применяется совместно с лексическим анализом. <text:span text:style-name="T1">Синтаксический анализатор (парсер) </text:span>— это программа или часть программы, выполняющая синтаксический анализ.</text:p>
      <text:p text:style-name="P5">При парсинге исходный текст преобразуется в структуру данных, обычно — в дерево, которое отражает синтаксическую структуру входной последовательности и хорошо подходит для дальнейшей обработки.</text:p>
      <text:p text:style-name="P5">Как правило, результатом синтаксического анализа является синтаксическая структура предложения, представленная либо в виде дерева зависимостей, либо в виде дерева составляющих, либо в виде некоторой комбинации первого и второго способов представления.</text:p>
      <text:p text:style-name="P8">GNU Bison — программа, предназначенная для автоматического создания синтаксических анализаторов по данному описанию грамматики. </text:p>
      <text:p text:style-name="P9"><text:span text:style-name="T2">Для того, чтобы Bison мог разобрать программу на каком-то языке, этот язык должен быть </text:span><text:span text:style-name="T2">описан </text:span><text:span text:style-name="Emphasis"><text:span text:style-name="T2">контекстно-свободной грамматикой</text:span></text:span><text:span text:style-name="T2">. Это означает, что вы определяете одну или более </text:span><text:soft-page-break/><text:span text:style-name="Emphasis"><text:span text:style-name="T2">синтаксических групп</text:span></text:span><text:span text:style-name="T2"> и задаете правила их сборки из составных частей. Например, в языке C одна из групп называется `выражение'. Правило для составления выражения может выглядеть так: "Выражение может состоять из знака `минус' и другого выражения". Другое правило: "Выражением может быть целое число". Как вы может видеть, правила часто бывают рекурсивными, но должно быть по крайней мере одно правило, выводящее из рекурсии. </text:span></text:p>
      <text:p text:style-name="P5"><text:bookmark text:name="IDX4"/><text:bookmark text:name="IDX5"/><text:bookmark text:name="IDX6"/><text:bookmark text:name="IDX7"/>Наиболее распространенной формальной системой для представления таких правил в удобном для человека виде является <text:span text:style-name="Emphasis">форма Бэкуса-Наура</text:span> (БНФ, Backus-Naur Form, BNF), которая была разработана для описания языка Algol 60. Любая грамматика, выраженная в форме Бэкуса-Наура является контекстно-свободной грамматикой. Bison принимает на вход, в сущности, особый вид БНФ, адаптированный для машинной обработки. </text:p>
      <text:p text:style-name="P5">Bison может работать не со всеми контекстно-свободными грамматиками, а только с грамматиками класса LALR. Коротко, это означает, что должно быть возможно определить, как разобрать любую часть входа, заглядывая вперед не более, чем на одну лексему. Строго говоря, это описание LR-грамматики, класс LALR имеет дополнительные ограничения, которые не так просто объяснить. Но в обычной практике редко встречаются LR-грамматики, которые не являются LALR.</text:p>
      <text:h text:style-name="P17" text:outline-level="1">Заключение</text:h>
      <text:h text:style-name="P6" text:outline-level="1">В процессе работы над курсовым проектом, была разработана программа разбора математических выражений. Возможно использование следующих математических выражений: +, -, *, /, sin, cos, tan, asin, acos, atan. Также допустимо объединять выражения в различные математически правильные синтаксические конструкции с использованием скобочек '(', ')' для задания очередности выполнения вычислений.</text:h>
      <text:h text:style-name="P15" text:outline-level="1">Приложение</text:h>
      <text:h text:style-name="P14" text:outline-level="2">Листинг файла main.c:</text:h>
      <text:p text:style-name="P10"><text:span text:style-name="Source_20_Text">#include "main.h"</text:span></text:p>
      <text:p text:style-name="P10"><text:span text:style-name="Source_20_Text">int main()</text:span></text:p>
      <text:p text:style-name="P10"><text:span text:style-name="Source_20_Text">{</text:span></text:p>
      <text:p text:style-name="P10"><text:span text:style-name="Source_20_Text"><text:tab/>start();</text:span></text:p>
      <text:p text:style-name="P10"><text:span text:style-name="Source_20_Text"><text:tab/>return yyparse();</text:span></text:p>
      <text:p text:style-name="P10"><text:span text:style-name="Source_20_Text">}</text:span></text:p>
      <text:p text:style-name="P10"><text:span text:style-name="Source_20_Text"/></text:p>
      <text:p text:style-name="P10"><text:span text:style-name="Source_20_Text">int start()</text:span></text:p>
      <text:p text:style-name="P10"><text:span text:style-name="Source_20_Text">{</text:span></text:p>
      <text:p text:style-name="P10"><text:span text:style-name="Source_20_Text"><text:tab/>printf ("&gt;&gt; ");</text:span></text:p>
      <text:p text:style-name="P10"><text:span text:style-name="Source_20_Text"><text:tab/>return 0;</text:span></text:p>
      <text:p text:style-name="P10"><text:span text:style-name="Source_20_Text">}</text:span></text:p>
      <text:h text:style-name="P14" text:outline-level="2"><text:span text:style-name="Source_20_Text"><text:span text:style-name="T3">Листинг файла main.h:</text:span></text:span></text:h>
      <text:p text:style-name="P10"><text:span text:style-name="Source_20_Text">#include &lt;stdio.h&gt;</text:span></text:p>
      <text:p text:style-name="P10"><text:span text:style-name="Source_20_Text">#include &lt;stdlib.h&gt;</text:span></text:p>
      <text:p text:style-name="P10"><text:span text:style-name="Source_20_Text">#include &lt;math.h&gt;</text:span></text:p>
      <text:p text:style-name="P10"><text:span text:style-name="Source_20_Text">#include "y.tab.h"</text:span></text:p>
      <text:p text:style-name="P10"><text:span text:style-name="Source_20_Text"/></text:p>
      <text:p text:style-name="P10"><text:span text:style-name="Source_20_Text">extern int yylex(void);</text:span></text:p>
      <text:p text:style-name="P10"><text:span text:style-name="Source_20_Text">extern int yyparse(void);</text:span></text:p>
      <text:p text:style-name="P10"><text:span text:style-name="Source_20_Text">extern int yyerror (const char*);</text:span></text:p>
      <text:h text:style-name="P14" text:outline-level="2">Листинг файла source.l:</text:h>
      <text:p text:style-name="P11"><text:span text:style-name="Source_20_Text">%{</text:span></text:p>
      <text:p text:style-name="P11"><text:span text:style-name="Source_20_Text">#include "main.h"</text:span></text:p>
      <text:p text:style-name="P11"><text:span text:style-name="Source_20_Text">%}</text:span></text:p>
      <text:p text:style-name="P11"><text:span text:style-name="Source_20_Text"/></text:p>
      <text:p text:style-name="P11"><text:span text:style-name="Source_20_Text">DIGIT<text:tab/><text:tab/>[0-9]+</text:span></text:p>
      <text:p text:style-name="P11"><text:soft-page-break/><text:span text:style-name="Source_20_Text">NUM<text:tab/><text:tab/>{DIGIT}?\.?{DIGIT}?</text:span></text:p>
      <text:p text:style-name="P11"><text:span text:style-name="Source_20_Text">SPACE<text:tab/><text:tab/>[' '\t]</text:span></text:p>
      <text:p text:style-name="P11"><text:span text:style-name="Source_20_Text">QUIT<text:tab/><text:tab/>^{SPACE}*[Qq][Uu][Ii][Tt]$</text:span></text:p>
      <text:p text:style-name="P11"><text:span text:style-name="Source_20_Text">ANS<text:tab/><text:tab/>[Aa][Nn][Ss]</text:span></text:p>
      <text:p text:style-name="P11"><text:span text:style-name="Source_20_Text">SIN <text:s text:c="12"/>[Ss][Ii][Nn]</text:span></text:p>
      <text:p text:style-name="P11"><text:span text:style-name="Source_20_Text">COS <text:s text:c="12"/>[Cc][Oo][Ss]</text:span></text:p>
      <text:p text:style-name="P11"><text:span text:style-name="Source_20_Text">TAN <text:s text:c="12"/>[Tt][Aa][Nn]</text:span></text:p>
      <text:p text:style-name="P11"><text:span text:style-name="Source_20_Text">EXP <text:s text:c="12"/>[Ee][Xx][Pp]</text:span></text:p>
      <text:p text:style-name="P11"><text:span text:style-name="Source_20_Text">ASIN <text:s text:c="11"/>[Aa]{SIN}</text:span></text:p>
      <text:p text:style-name="P11"><text:span text:style-name="Source_20_Text">ACOS <text:s text:c="11"/>[Aa]{COS}</text:span></text:p>
      <text:p text:style-name="P11"><text:span text:style-name="Source_20_Text">ATAN <text:s text:c="11"/>[Aa]{TAN}</text:span></text:p>
      <text:p text:style-name="P11"><text:span text:style-name="Source_20_Text">LETTER <text:tab/><text:tab/>[A-z]</text:span></text:p>
      <text:p text:style-name="P11"><text:span text:style-name="Source_20_Text">OPERATOR <text:tab/>[-\+\*\/\^]</text:span></text:p>
      <text:p text:style-name="P11"><text:span text:style-name="Source_20_Text"/></text:p>
      <text:p text:style-name="P11"><text:span text:style-name="Source_20_Text">%%</text:span></text:p>
      <text:p text:style-name="P11"><text:span text:style-name="Source_20_Text">{NUM} {</text:span></text:p>
      <text:p text:style-name="P11"><text:span text:style-name="Source_20_Text"><text:tab/>yylval.dval <text:s/>= atof (yytext);</text:span></text:p>
      <text:p text:style-name="P11"><text:span text:style-name="Source_20_Text"><text:tab/>return NUM;</text:span></text:p>
      <text:p text:style-name="P11"><text:span text:style-name="Source_20_Text">}</text:span></text:p>
      <text:p text:style-name="P11"><text:span text:style-name="Source_20_Text"/></text:p>
      <text:p text:style-name="P11"><text:span text:style-name="Source_20_Text">{ANS} {</text:span></text:p>
      <text:p text:style-name="P11"><text:span text:style-name="Source_20_Text"><text:tab/>return ANS;</text:span></text:p>
      <text:p text:style-name="P11"><text:span text:style-name="Source_20_Text">}</text:span></text:p>
      <text:p text:style-name="P11"><text:span text:style-name="Source_20_Text"/></text:p>
      <text:p text:style-name="P11"><text:span text:style-name="Source_20_Text">{OPERATOR}{OPERATOR}+ {</text:span></text:p>
      <text:p text:style-name="P11"><text:span text:style-name="Source_20_Text"><text:tab/>return OPER_ERR;</text:span></text:p>
      <text:p text:style-name="P11"><text:span text:style-name="Source_20_Text">}</text:span></text:p>
      <text:p text:style-name="P11"><text:span text:style-name="Source_20_Text"/></text:p>
      <text:p text:style-name="P11"><text:span text:style-name="Source_20_Text">^{NUM}?{OPERATOR}{SPACE}*$ {</text:span></text:p>
      <text:p text:style-name="P11"><text:span text:style-name="Source_20_Text"><text:tab/>return END_ERR;</text:span></text:p>
      <text:p text:style-name="P11"><text:span text:style-name="Source_20_Text">}</text:span></text:p>
      <text:p text:style-name="P11"><text:span text:style-name="Source_20_Text"/></text:p>
      <text:p text:style-name="P11"><text:soft-page-break/><text:span text:style-name="Source_20_Text">^{SPACE}*[\+\*\/]{NUM}$ {</text:span></text:p>
      <text:p text:style-name="P11"><text:span text:style-name="Source_20_Text"><text:tab/>return FIRST_ERR;</text:span></text:p>
      <text:p text:style-name="P11"><text:span text:style-name="Source_20_Text">}</text:span></text:p>
      <text:p text:style-name="P11"><text:span text:style-name="Source_20_Text"/></text:p>
      <text:p text:style-name="P11"><text:span text:style-name="Source_20_Text">\+ {</text:span></text:p>
      <text:p text:style-name="P11"><text:span text:style-name="Source_20_Text"><text:tab/>return '+';</text:span></text:p>
      <text:p text:style-name="P11"><text:span text:style-name="Source_20_Text">}</text:span></text:p>
      <text:p text:style-name="P11"><text:span text:style-name="Source_20_Text"/></text:p>
      <text:p text:style-name="P11"><text:span text:style-name="Source_20_Text">- {</text:span></text:p>
      <text:p text:style-name="P11"><text:span text:style-name="Source_20_Text"><text:tab/>return '-';</text:span></text:p>
      <text:p text:style-name="P11"><text:span text:style-name="Source_20_Text">}</text:span></text:p>
      <text:p text:style-name="P11"><text:span text:style-name="Source_20_Text"/></text:p>
      <text:p text:style-name="P11"><text:span text:style-name="Source_20_Text">\* {</text:span></text:p>
      <text:p text:style-name="P11"><text:span text:style-name="Source_20_Text"><text:tab/>return '*';</text:span></text:p>
      <text:p text:style-name="P11"><text:span text:style-name="Source_20_Text">}</text:span></text:p>
      <text:p text:style-name="P11"><text:span text:style-name="Source_20_Text"/></text:p>
      <text:p text:style-name="P11"><text:span text:style-name="Source_20_Text">\/ {</text:span></text:p>
      <text:p text:style-name="P11"><text:span text:style-name="Source_20_Text"><text:tab/>return '/';</text:span></text:p>
      <text:p text:style-name="P11"><text:span text:style-name="Source_20_Text">}</text:span></text:p>
      <text:p text:style-name="P11"><text:span text:style-name="Source_20_Text"/></text:p>
      <text:p text:style-name="P11"><text:span text:style-name="Source_20_Text">\^ {</text:span></text:p>
      <text:p text:style-name="P11"><text:span text:style-name="Source_20_Text"><text:s text:c="8"/>return '^';</text:span></text:p>
      <text:p text:style-name="P11"><text:span text:style-name="Source_20_Text">}</text:span></text:p>
      <text:p text:style-name="P11"><text:span text:style-name="Source_20_Text"/></text:p>
      <text:p text:style-name="P11"><text:span text:style-name="Source_20_Text">\( {</text:span></text:p>
      <text:p text:style-name="P11"><text:span text:style-name="Source_20_Text"><text:tab/>return '(';</text:span></text:p>
      <text:p text:style-name="P11"><text:span text:style-name="Source_20_Text">}</text:span></text:p>
      <text:p text:style-name="P11"><text:span text:style-name="Source_20_Text"/></text:p>
      <text:p text:style-name="P11"><text:span text:style-name="Source_20_Text">\) {</text:span></text:p>
      <text:p text:style-name="P11"><text:span text:style-name="Source_20_Text"><text:tab/>return ')';</text:span></text:p>
      <text:p text:style-name="P11"><text:span text:style-name="Source_20_Text">}</text:span></text:p>
      <text:p text:style-name="P11"><text:span text:style-name="Source_20_Text"/></text:p>
      <text:p text:style-name="P11"><text:soft-page-break/><text:span text:style-name="Source_20_Text">{QUIT} {</text:span></text:p>
      <text:p text:style-name="P11"><text:span text:style-name="Source_20_Text"><text:tab/>return QUIT;</text:span></text:p>
      <text:p text:style-name="P11"><text:span text:style-name="Source_20_Text">}</text:span></text:p>
      <text:p text:style-name="P11"><text:span text:style-name="Source_20_Text"/></text:p>
      <text:p text:style-name="P11"><text:span text:style-name="Source_20_Text">{SIN} {</text:span></text:p>
      <text:p text:style-name="P11"><text:span text:style-name="Source_20_Text"><text:s text:c="4"/>return SIN;</text:span></text:p>
      <text:p text:style-name="P11"><text:span text:style-name="Source_20_Text">}</text:span></text:p>
      <text:p text:style-name="P11"><text:span text:style-name="Source_20_Text"/></text:p>
      <text:p text:style-name="P11"><text:span text:style-name="Source_20_Text">{COS} {</text:span></text:p>
      <text:p text:style-name="P11"><text:span text:style-name="Source_20_Text"><text:s text:c="4"/>return COS;</text:span></text:p>
      <text:p text:style-name="P11"><text:span text:style-name="Source_20_Text">}</text:span></text:p>
      <text:p text:style-name="P11"><text:span text:style-name="Source_20_Text"/></text:p>
      <text:p text:style-name="P11"><text:span text:style-name="Source_20_Text">{TAN} {</text:span></text:p>
      <text:p text:style-name="P11"><text:span text:style-name="Source_20_Text"><text:s text:c="4"/>return TAN;</text:span></text:p>
      <text:p text:style-name="P11"><text:span text:style-name="Source_20_Text">}</text:span></text:p>
      <text:p text:style-name="P11"><text:span text:style-name="Source_20_Text"/></text:p>
      <text:p text:style-name="P11"><text:span text:style-name="Source_20_Text">{EXP} {</text:span></text:p>
      <text:p text:style-name="P11"><text:span text:style-name="Source_20_Text"><text:s text:c="4"/>return EXP;</text:span></text:p>
      <text:p text:style-name="P11"><text:span text:style-name="Source_20_Text">}</text:span></text:p>
      <text:p text:style-name="P11"><text:span text:style-name="Source_20_Text"/></text:p>
      <text:p text:style-name="P11"><text:span text:style-name="Source_20_Text">{ASIN} {</text:span></text:p>
      <text:p text:style-name="P11"><text:span text:style-name="Source_20_Text"><text:s text:c="4"/>return ASIN;</text:span></text:p>
      <text:p text:style-name="P11"><text:span text:style-name="Source_20_Text">}</text:span></text:p>
      <text:p text:style-name="P11"><text:span text:style-name="Source_20_Text"/></text:p>
      <text:p text:style-name="P11"><text:span text:style-name="Source_20_Text">{ACOS} {</text:span></text:p>
      <text:p text:style-name="P11"><text:span text:style-name="Source_20_Text"><text:s text:c="4"/>return ACOS;</text:span></text:p>
      <text:p text:style-name="P11"><text:span text:style-name="Source_20_Text">}</text:span></text:p>
      <text:p text:style-name="P11"><text:span text:style-name="Source_20_Text"/></text:p>
      <text:p text:style-name="P11"><text:span text:style-name="Source_20_Text">{ATAN} {</text:span></text:p>
      <text:p text:style-name="P11"><text:span text:style-name="Source_20_Text"><text:s text:c="4"/>return ATAN;</text:span></text:p>
      <text:p text:style-name="P11"><text:span text:style-name="Source_20_Text">}</text:span></text:p>
      <text:p text:style-name="P11"><text:span text:style-name="Source_20_Text"/></text:p>
      <text:p text:style-name="P11"><text:soft-page-break/><text:span text:style-name="Source_20_Text">\n {</text:span></text:p>
      <text:p text:style-name="P11"><text:span text:style-name="Source_20_Text"><text:tab/>return '\n';</text:span></text:p>
      <text:p text:style-name="P11"><text:span text:style-name="Source_20_Text">}</text:span></text:p>
      <text:p text:style-name="P11"><text:span text:style-name="Source_20_Text"/></text:p>
      <text:p text:style-name="P11"><text:span text:style-name="Source_20_Text">.|\n</text:span></text:p>
      <text:p text:style-name="P11"><text:span text:style-name="Source_20_Text"/></text:p>
      <text:p text:style-name="P11"><text:span text:style-name="Source_20_Text">%%</text:span></text:p>
      <text:p text:style-name="P11"><text:span text:style-name="Source_20_Text">int yywrap(){</text:span></text:p>
      <text:p text:style-name="P11"><text:span text:style-name="Source_20_Text"><text:tab/>return 1;</text:span></text:p>
      <text:p text:style-name="P11"><text:span text:style-name="Source_20_Text">}</text:span></text:p>
      <text:h text:style-name="P14" text:outline-level="2">Листинг файла y.y:</text:h>
      <text:p text:style-name="P10"><text:span text:style-name="Source_20_Text">%{</text:span></text:p>
      <text:p text:style-name="P10"><text:span text:style-name="Source_20_Text">#include "main.h"</text:span></text:p>
      <text:p text:style-name="P10"><text:span text:style-name="Source_20_Text">//#define YYERROR_VERBOSE</text:span></text:p>
      <text:p text:style-name="P10"><text:span text:style-name="Source_20_Text">extern FILE *stderr;</text:span></text:p>
      <text:p text:style-name="P10"><text:span text:style-name="Source_20_Text">double answer = 0;</text:span></text:p>
      <text:p text:style-name="P10"><text:span text:style-name="Source_20_Text">int flag = 1;</text:span></text:p>
      <text:p text:style-name="P10"><text:span text:style-name="Source_20_Text">%}</text:span></text:p>
      <text:p text:style-name="P10"><text:span text:style-name="Source_20_Text">%defines</text:span></text:p>
      <text:p text:style-name="P10"><text:span text:style-name="Source_20_Text">%start input</text:span></text:p>
      <text:p text:style-name="P10"><text:span text:style-name="Source_20_Text">%token &lt;dval&gt; <text:s/>NUM </text:span></text:p>
      <text:p text:style-name="P10"><text:span text:style-name="Source_20_Text">%token QUIT ERR OPER_ERR ANS FIRST_ERR END_ERR SIN COS TAN EXP ASIN ACOS ATAN</text:span></text:p>
      <text:p text:style-name="P10"><text:span text:style-name="Source_20_Text">%left '+' '-'</text:span></text:p>
      <text:p text:style-name="P10"><text:span text:style-name="Source_20_Text">%left '*' '/'</text:span></text:p>
      <text:p text:style-name="P10"><text:span text:style-name="Source_20_Text">%right '^'</text:span></text:p>
      <text:p text:style-name="P10"><text:span text:style-name="Source_20_Text">%left SIN COS TAN</text:span></text:p>
      <text:p text:style-name="P10"><text:span text:style-name="Source_20_Text">%type &lt;dval&gt; expr</text:span></text:p>
      <text:p text:style-name="P10"><text:span text:style-name="Source_20_Text">%union {</text:span></text:p>
      <text:p text:style-name="P10"><text:span text:style-name="Source_20_Text"><text:tab/>double dval;</text:span></text:p>
      <text:p text:style-name="P10"><text:span text:style-name="Source_20_Text">}</text:span></text:p>
      <text:p text:style-name="P10"><text:span text:style-name="Source_20_Text">%%</text:span></text:p>
      <text:p text:style-name="P10"><text:soft-page-break/><text:span text:style-name="Source_20_Text">input<text:tab/>: /*<text:tab/>*/</text:span></text:p>
      <text:p text:style-name="P10"><text:span text:style-name="Source_20_Text"><text:tab/>| input '\n'</text:span></text:p>
      <text:p text:style-name="P10"><text:span text:style-name="Source_20_Text"><text:tab/>{ </text:span></text:p>
      <text:p text:style-name="P10"><text:span text:style-name="Source_20_Text"><text:tab/><text:tab/>printf ("\n");</text:span></text:p>
      <text:p text:style-name="P10"><text:span text:style-name="Source_20_Text"><text:tab/><text:tab/>start(); </text:span></text:p>
      <text:p text:style-name="P10"><text:span text:style-name="Source_20_Text"><text:tab/>}</text:span></text:p>
      <text:p text:style-name="P10"><text:span text:style-name="Source_20_Text"><text:tab/>| input ERR</text:span></text:p>
      <text:p text:style-name="P10"><text:span text:style-name="Source_20_Text"><text:tab/>{ yyerror ("not expression or not \"quit\""); }</text:span></text:p>
      <text:p text:style-name="P10"><text:span text:style-name="Source_20_Text"><text:tab/>| input OPER_ERR </text:span></text:p>
      <text:p text:style-name="P10"><text:span text:style-name="Source_20_Text"><text:tab/>{ yyerror ("operator &gt; 1!"); }</text:span></text:p>
      <text:p text:style-name="P10"><text:span text:style-name="Source_20_Text"><text:tab/>| input FIRST_ERR</text:span></text:p>
      <text:p text:style-name="P10"><text:span text:style-name="Source_20_Text"><text:tab/>{ yyerror ("first is not \"-\""); }</text:span></text:p>
      <text:p text:style-name="P10"><text:span text:style-name="Source_20_Text"><text:tab/>| input END_ERR <text:s/></text:span></text:p>
      <text:p text:style-name="P10"><text:span text:style-name="Source_20_Text"><text:tab/>{ yyerror ("end - not operator"); }</text:span></text:p>
      <text:p text:style-name="P10"><text:span text:style-name="Source_20_Text"><text:tab/>| input expr '\n'</text:span></text:p>
      <text:p text:style-name="P10"><text:span text:style-name="Source_20_Text"><text:tab/>{</text:span></text:p>
      <text:p text:style-name="P10"><text:span text:style-name="Source_20_Text"><text:tab/><text:tab/>if (flag) {</text:span></text:p>
      <text:p text:style-name="P10"><text:span text:style-name="Source_20_Text"><text:tab/><text:tab/><text:tab/>answer = $2;</text:span></text:p>
      <text:p text:style-name="P10"><text:span text:style-name="Source_20_Text"><text:tab/><text:tab/><text:tab/>printf ("\tans = %.4g\n", $2);</text:span></text:p>
      <text:p text:style-name="P10"><text:span text:style-name="Source_20_Text"><text:tab/><text:tab/>}</text:span></text:p>
      <text:p text:style-name="P10"><text:span text:style-name="Source_20_Text"><text:tab/><text:tab/>start();</text:span></text:p>
      <text:p text:style-name="P10"><text:span text:style-name="Source_20_Text"><text:tab/><text:tab/>flag = 1;</text:span></text:p>
      <text:p text:style-name="P10"><text:span text:style-name="Source_20_Text"><text:tab/>}</text:span></text:p>
      <text:p text:style-name="P10"><text:span text:style-name="Source_20_Text"><text:tab/>| input QUIT</text:span></text:p>
      <text:p text:style-name="P10"><text:span text:style-name="Source_20_Text"><text:tab/>{ YYACCEPT; }</text:span></text:p>
      <text:p text:style-name="P10"><text:span text:style-name="Source_20_Text"><text:tab/>| input error</text:span></text:p>
      <text:p text:style-name="P10"><text:span text:style-name="Source_20_Text"><text:tab/>{ </text:span></text:p>
      <text:p text:style-name="P10"><text:span text:style-name="Source_20_Text"><text:tab/><text:tab/>yyerror ("GLOBAL ERROR"); </text:span></text:p>
      <text:p text:style-name="P10"><text:span text:style-name="Source_20_Text"><text:tab/><text:tab/>flag = 0;</text:span></text:p>
      <text:p text:style-name="P10"><text:span text:style-name="Source_20_Text"><text:tab/>}</text:span></text:p>
      <text:p text:style-name="P10"><text:span text:style-name="Source_20_Text"><text:tab/>;</text:span></text:p>
      <text:p text:style-name="P10"><text:span text:style-name="Source_20_Text"/></text:p>
      <text:p text:style-name="P10"><text:soft-page-break/><text:span text:style-name="Source_20_Text">expr<text:tab/>: expr '+' expr</text:span></text:p>
      <text:p text:style-name="P10"><text:span text:style-name="Source_20_Text"><text:tab/>{ $$ = $1+$3; }</text:span></text:p>
      <text:p text:style-name="P10"><text:span text:style-name="Source_20_Text"><text:tab/>| expr '-' expr</text:span></text:p>
      <text:p text:style-name="P10"><text:span text:style-name="Source_20_Text"><text:tab/>{ $$ = $1 - $3; }</text:span></text:p>
      <text:p text:style-name="P10"><text:span text:style-name="Source_20_Text"><text:tab/>| expr '*' expr</text:span></text:p>
      <text:p text:style-name="P10"><text:span text:style-name="Source_20_Text"><text:tab/>{ $$ = $1*$3; }</text:span></text:p>
      <text:p text:style-name="P10"><text:span text:style-name="Source_20_Text"><text:tab/>| expr '/' expr</text:span></text:p>
      <text:p text:style-name="P10"><text:span text:style-name="Source_20_Text"><text:tab/>{</text:span></text:p>
      <text:p text:style-name="P10"><text:span text:style-name="Source_20_Text"><text:tab/><text:tab/>if ($3){</text:span></text:p>
      <text:p text:style-name="P10"><text:span text:style-name="Source_20_Text"><text:tab/><text:tab/><text:tab/>$$ = $1/$3; </text:span></text:p>
      <text:p text:style-name="P10"><text:span text:style-name="Source_20_Text"><text:tab/><text:tab/>} else { </text:span></text:p>
      <text:p text:style-name="P10"><text:span text:style-name="Source_20_Text"><text:tab/><text:tab/><text:tab/>yyerror ("div on 0\n");</text:span></text:p>
      <text:p text:style-name="P10"><text:span text:style-name="Source_20_Text"><text:tab/><text:tab/><text:tab/>flag = 0;</text:span></text:p>
      <text:p text:style-name="P10"><text:span text:style-name="Source_20_Text"><text:tab/><text:tab/>}</text:span></text:p>
      <text:p text:style-name="P10"><text:span text:style-name="Source_20_Text"><text:tab/>}</text:span></text:p>
      <text:p text:style-name="P10"><text:span text:style-name="Source_20_Text"><text:tab/>| '-' expr %prec '*'</text:span></text:p>
      <text:p text:style-name="P10"><text:span text:style-name="Source_20_Text"><text:tab/>{ $$ = -$2;}</text:span></text:p>
      <text:p text:style-name="P10"><text:span text:style-name="Source_20_Text"><text:tab/>| '(' expr ')'</text:span></text:p>
      <text:p text:style-name="P10"><text:span text:style-name="Source_20_Text"><text:tab/>{ $$ = $2; }</text:span></text:p>
      <text:p text:style-name="P10"><text:span text:style-name="Source_20_Text"><text:s text:c="8"/>| expr '^' expr</text:span></text:p>
      <text:p text:style-name="P10"><text:span text:style-name="Source_20_Text"><text:s text:c="8"/>{ $$ = pow ($1, $3); }</text:span></text:p>
      <text:p text:style-name="P10"><text:span text:style-name="Source_20_Text"><text:s text:c="8"/>| SIN expr</text:span></text:p>
      <text:p text:style-name="P10"><text:span text:style-name="Source_20_Text"><text:s text:c="8"/>{ $$ = sin ($2); }</text:span></text:p>
      <text:p text:style-name="P10"><text:span text:style-name="Source_20_Text"><text:s text:c="8"/>| COS expr</text:span></text:p>
      <text:p text:style-name="P10"><text:span text:style-name="Source_20_Text"><text:s text:c="8"/>{ $$ = cos ($2); }</text:span></text:p>
      <text:p text:style-name="P10"><text:span text:style-name="Source_20_Text"><text:s text:c="8"/>| TAN expr</text:span></text:p>
      <text:p text:style-name="P10"><text:span text:style-name="Source_20_Text"><text:s text:c="8"/>{ $$ = tan ($2); }</text:span></text:p>
      <text:p text:style-name="P10"><text:span text:style-name="Source_20_Text"><text:s text:c="8"/>| EXP expr</text:span></text:p>
      <text:p text:style-name="P10"><text:span text:style-name="Source_20_Text"><text:s text:c="8"/>{ $$ = exp($2); }</text:span></text:p>
      <text:p text:style-name="P10"><text:span text:style-name="Source_20_Text"><text:s text:c="8"/>| ASIN expr</text:span></text:p>
      <text:p text:style-name="P10"><text:span text:style-name="Source_20_Text"><text:s text:c="8"/>{ $$ = asin ($2); }</text:span></text:p>
      <text:p text:style-name="P10"><text:span text:style-name="Source_20_Text"><text:s text:c="8"/>| ACOS expr</text:span></text:p>
      <text:p text:style-name="P10"><text:soft-page-break/><text:span text:style-name="Source_20_Text"><text:s text:c="8"/>{ $$ = acos ($2); }</text:span></text:p>
      <text:p text:style-name="P10"><text:span text:style-name="Source_20_Text"><text:s text:c="8"/>| ATAN expr</text:span></text:p>
      <text:p text:style-name="P10"><text:span text:style-name="Source_20_Text"><text:s text:c="8"/>{ $$ = atan ($2); }</text:span></text:p>
      <text:p text:style-name="P10"><text:span text:style-name="Source_20_Text"><text:tab/>| ANS</text:span></text:p>
      <text:p text:style-name="P10"><text:span text:style-name="Source_20_Text"><text:tab/>{ $$ = answer; }</text:span></text:p>
      <text:p text:style-name="P10"><text:span text:style-name="Source_20_Text"><text:tab/>| NUM</text:span></text:p>
      <text:p text:style-name="P10"><text:span text:style-name="Source_20_Text"><text:tab/>;</text:span></text:p>
      <text:p text:style-name="P10"><text:span text:style-name="Source_20_Text">%%</text:span></text:p>
      <text:p text:style-name="P10"><text:span text:style-name="Source_20_Text">extern int yyerror (const char *s)</text:span></text:p>
      <text:p text:style-name="P10"><text:span text:style-name="Source_20_Text">{</text:span></text:p>
      <text:p text:style-name="P10"><text:span text:style-name="Source_20_Text"><text:tab/>fprintf (stderr, "ERROR: %s\n", s);</text:span></text:p>
      <text:p text:style-name="P10"><text:span text:style-name="Source_20_Text"><text:tab/>return 0;</text:span></text:p>
      <text:p text:style-name="P10"><text:span text:style-name="Source_20_Text">}</text:span></text:p>
      <text:h text:style-name="P14" text:outline-level="2"><text:span text:style-name="Source_20_Text">Листинг файла Makefile:</text:span></text:h>
      <text:p text:style-name="P10"><text:span text:style-name="Source_20_Text">CFLAGS = -MMD -I$(SRCDIR) -I.</text:span></text:p>
      <text:p text:style-name="P10"><text:span text:style-name="Source_20_Text">LOADLIBES = -lm</text:span></text:p>
      <text:p text:style-name="P10"><text:span text:style-name="Source_20_Text">SRCDIR = ../src</text:span></text:p>
      <text:p text:style-name="P10"><text:span text:style-name="Source_20_Text">SRC = y.y source.l main.c</text:span></text:p>
      <text:p text:style-name="P10"><text:span text:style-name="Source_20_Text">SRC := $(addprefix $(SRCDIR)/, $(SRC))</text:span></text:p>
      <text:p text:style-name="P10"><text:span text:style-name="Source_20_Text">OBJ := $(notdir $(addsuffix .o, $(basename $(SRC))))</text:span></text:p>
      <text:p text:style-name="P10"><text:span text:style-name="Source_20_Text">ifeq "0" "$(MAKELEVEL)"</text:span></text:p>
      <text:p text:style-name="P10"><text:span text:style-name="Source_20_Text">PROGRAM_NAME = calc</text:span></text:p>
      <text:p text:style-name="P10"><text:span text:style-name="Source_20_Text">endif</text:span></text:p>
      <text:p text:style-name="P10"><text:span text:style-name="Source_20_Text"/></text:p>
      <text:p text:style-name="P10"><text:span text:style-name="Source_20_Text">all: $(PROGRAM_NAME)</text:span></text:p>
      <text:p text:style-name="P10"><text:span text:style-name="Source_20_Text"/></text:p>
      <text:p text:style-name="P10"><text:span text:style-name="Source_20_Text">$(PROGRAM_NAME) : $(OBJ)</text:span></text:p>
      <text:p text:style-name="P10"><text:span text:style-name="Source_20_Text"><text:tab/>$(CC) -o $@ $^ $(LOADLIBES)</text:span></text:p>
      <text:p text:style-name="P10"><text:span text:style-name="Source_20_Text"/></text:p>
      <text:p text:style-name="P10"><text:span text:style-name="Source_20_Text">VPATH = $(SRCDIR)</text:span></text:p>
      <text:p text:style-name="P10"><text:span text:style-name="Source_20_Text"/></text:p>
      <text:p text:style-name="P10"><text:soft-page-break/><text:span text:style-name="Source_20_Text">clean :</text:span></text:p>
      <text:p text:style-name="P10"><text:span text:style-name="Source_20_Text"><text:tab/>$(RM) *.d $(OBJ) $(PROGRAM_NAME) source.c y.tab.h y.c</text:span></text:p>
      <text:p text:style-name="P10"><text:span text:style-name="Source_20_Text"/></text:p>
      <text:p text:style-name="P10"><text:span text:style-name="Source_20_Text">.SECONDARY : $(OBJ:.o=.c)</text:span></text:p>
      <text:p text:style-name="P10"><text:span text:style-name="Source_20_Text"/></text:p>
      <text:p text:style-name="P10"><text:span text:style-name="Source_20_Text">.PHONY : all clean</text:span></text:p>
      <text:p text:style-name="P10"><text:span text:style-name="Source_20_Text"/></text:p>
      <text:p text:style-name="P10"><text:span text:style-name="Source_20_Text">-include *.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Times New Roman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size-asian="12pt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21T11:17:17</meta:creation-date>
    <dc:date>2010-12-21T12:52:11</dc:date>
    <meta:editing-duration>PT01H28M09S</meta:editing-duration>
    <meta:editing-cycles>20</meta:editing-cycles>
    <meta:generator>OpenOffice.org/3.2$Linux OpenOffice.org_project/320m12$Build-9483</meta:generator>
    <meta:document-statistic meta:table-count="0" meta:image-count="0" meta:object-count="0" meta:page-count="14" meta:paragraph-count="270" meta:word-count="1662" meta:character-count="11843"/>
  </office:meta>
</office:document-meta>
</file>